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8.3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_DenseNet201_do0.3_doc0.4_avg-epoch008-val_acc1.000000_D0_after_P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D0_after_PBS/OCT_Image_RE_Circle-2017-09-06-14-22-52.png</text:p>
          </table:table-cell>
          <table:table-cell office:value-type="string" calcext:value-type="string">
            <text:p>healthy</text:p>
          </table:table-cell>
          <table:table-cell office:value-type="float" office:value="0.9981014" calcext:value-type="float">
            <text:p>0.9981014</text:p>
          </table:table-cell>
          <table:table-cell office:value-type="float" office:value="0.0018986596" calcext:value-type="float">
            <text:p>0.0018986596</text:p>
          </table:table-cell>
          <table:table-cell table:formula="of:=IF([.B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5-20-51.png</text:p>
          </table:table-cell>
          <table:table-cell office:value-type="string" calcext:value-type="string">
            <text:p>healthy</text:p>
          </table:table-cell>
          <table:table-cell office:value-type="float" office:value="0.99995637" calcext:value-type="float">
            <text:p>0.99995637</text:p>
          </table:table-cell>
          <table:table-cell office:value-type="float" office:value="0.000043610176" calcext:value-type="float">
            <text:p>4.3610176E-05</text:p>
          </table:table-cell>
          <table:table-cell table:formula="of:=IF([.B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2-18.png</text:p>
          </table:table-cell>
          <table:table-cell office:value-type="string" calcext:value-type="string">
            <text:p>healthy</text:p>
          </table:table-cell>
          <table:table-cell office:value-type="float" office:value="0.99983335" calcext:value-type="float">
            <text:p>0.99983335</text:p>
          </table:table-cell>
          <table:table-cell office:value-type="float" office:value="0.00016667598" calcext:value-type="float">
            <text:p>0.000166676</text:p>
          </table:table-cell>
          <table:table-cell table:formula="of:=IF([.B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5-51.png</text:p>
          </table:table-cell>
          <table:table-cell office:value-type="string" calcext:value-type="string">
            <text:p>healthy</text:p>
          </table:table-cell>
          <table:table-cell office:value-type="float" office:value="0.9997423" calcext:value-type="float">
            <text:p>0.9997423</text:p>
          </table:table-cell>
          <table:table-cell office:value-type="float" office:value="0.00025767504" calcext:value-type="float">
            <text:p>0.000257675</text:p>
          </table:table-cell>
          <table:table-cell table:formula="of:=IF([.B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21-03.png</text:p>
          </table:table-cell>
          <table:table-cell office:value-type="string" calcext:value-type="string">
            <text:p>healthy</text:p>
          </table:table-cell>
          <table:table-cell office:value-type="float" office:value="0.99946684" calcext:value-type="float">
            <text:p>0.99946684</text:p>
          </table:table-cell>
          <table:table-cell office:value-type="float" office:value="0.00053315645" calcext:value-type="float">
            <text:p>0.0005331565</text:p>
          </table:table-cell>
          <table:table-cell table:formula="of:=IF([.B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5-19-10.png</text:p>
          </table:table-cell>
          <table:table-cell office:value-type="string" calcext:value-type="string">
            <text:p>healthy</text:p>
          </table:table-cell>
          <table:table-cell office:value-type="float" office:value="0.99998283" calcext:value-type="float">
            <text:p>0.99998283</text:p>
          </table:table-cell>
          <table:table-cell office:value-type="float" office:value="0.000017181788" calcext:value-type="float">
            <text:p>1.7181788E-05</text:p>
          </table:table-cell>
          <table:table-cell table:formula="of:=IF([.B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0-53.png</text:p>
          </table:table-cell>
          <table:table-cell office:value-type="string" calcext:value-type="string">
            <text:p>healthy</text:p>
          </table:table-cell>
          <table:table-cell office:value-type="float" office:value="0.99997437" calcext:value-type="float">
            <text:p>0.99997437</text:p>
          </table:table-cell>
          <table:table-cell office:value-type="float" office:value="0.00002561542" calcext:value-type="float">
            <text:p>2.561542E-05</text:p>
          </table:table-cell>
          <table:table-cell table:formula="of:=IF([.B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8-14-21-59-15.png</text:p>
          </table:table-cell>
          <table:table-cell office:value-type="string" calcext:value-type="string">
            <text:p>healthy</text:p>
          </table:table-cell>
          <table:table-cell office:value-type="float" office:value="0.99990916" calcext:value-type="float">
            <text:p>0.99990916</text:p>
          </table:table-cell>
          <table:table-cell office:value-type="float" office:value="0.00009078049" calcext:value-type="float">
            <text:p>9.078049E-05</text:p>
          </table:table-cell>
          <table:table-cell table:formula="of:=IF([.B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1-37.png</text:p>
          </table:table-cell>
          <table:table-cell office:value-type="string" calcext:value-type="string">
            <text:p>healthy</text:p>
          </table:table-cell>
          <table:table-cell office:value-type="float" office:value="0.99996126" calcext:value-type="float">
            <text:p>0.99996126</text:p>
          </table:table-cell>
          <table:table-cell office:value-type="float" office:value="0.000038755454" calcext:value-type="float">
            <text:p>3.8755454E-05</text:p>
          </table:table-cell>
          <table:table-cell table:formula="of:=IF([.B1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23-13.png</text:p>
          </table:table-cell>
          <table:table-cell office:value-type="string" calcext:value-type="string">
            <text:p>healthy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0.00018696357" calcext:value-type="float">
            <text:p>0.0001869636</text:p>
          </table:table-cell>
          <table:table-cell table:formula="of:=IF([.B1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2-11.png</text:p>
          </table:table-cell>
          <table:table-cell office:value-type="string" calcext:value-type="string">
            <text:p>healthy</text:p>
          </table:table-cell>
          <table:table-cell office:value-type="float" office:value="0.9999777" calcext:value-type="float">
            <text:p>0.9999777</text:p>
          </table:table-cell>
          <table:table-cell office:value-type="float" office:value="0.000022329396" calcext:value-type="float">
            <text:p>2.2329396E-05</text:p>
          </table:table-cell>
          <table:table-cell table:formula="of:=IF([.B1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19-41.png</text:p>
          </table:table-cell>
          <table:table-cell office:value-type="string" calcext:value-type="string">
            <text:p>healthy</text:p>
          </table:table-cell>
          <table:table-cell office:value-type="float" office:value="0.99985516" calcext:value-type="float">
            <text:p>0.99985516</text:p>
          </table:table-cell>
          <table:table-cell office:value-type="float" office:value="0.00014487054" calcext:value-type="float">
            <text:p>0.0001448705</text:p>
          </table:table-cell>
          <table:table-cell table:formula="of:=IF([.B1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8-14-21-19-03.png</text:p>
          </table:table-cell>
          <table:table-cell office:value-type="string" calcext:value-type="string">
            <text:p>healthy</text:p>
          </table:table-cell>
          <table:table-cell office:value-type="float" office:value="0.9997806" calcext:value-type="float">
            <text:p>0.9997806</text:p>
          </table:table-cell>
          <table:table-cell office:value-type="float" office:value="0.00021944685" calcext:value-type="float">
            <text:p>0.0002194469</text:p>
          </table:table-cell>
          <table:table-cell table:formula="of:=IF([.B1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9-06-12-21-21.png</text:p>
          </table:table-cell>
          <table:table-cell office:value-type="string" calcext:value-type="string">
            <text:p>healthy</text:p>
          </table:table-cell>
          <table:table-cell office:value-type="float" office:value="0.9997092" calcext:value-type="float">
            <text:p>0.9997092</text:p>
          </table:table-cell>
          <table:table-cell office:value-type="float" office:value="0.0002907848" calcext:value-type="float">
            <text:p>0.0002907848</text:p>
          </table:table-cell>
          <table:table-cell table:formula="of:=IF([.B1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5-20.png</text:p>
          </table:table-cell>
          <table:table-cell office:value-type="string" calcext:value-type="string">
            <text:p>healthy</text:p>
          </table:table-cell>
          <table:table-cell office:value-type="float" office:value="0.99996495" calcext:value-type="float">
            <text:p>0.99996495</text:p>
          </table:table-cell>
          <table:table-cell office:value-type="float" office:value="0.000034995443" calcext:value-type="float">
            <text:p>3.4995443E-05</text:p>
          </table:table-cell>
          <table:table-cell table:formula="of:=IF([.B1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21-07.png</text:p>
          </table:table-cell>
          <table:table-cell office:value-type="string" calcext:value-type="string">
            <text:p>healthy</text:p>
          </table:table-cell>
          <table:table-cell office:value-type="float" office:value="0.9971998" calcext:value-type="float">
            <text:p>0.9971998</text:p>
          </table:table-cell>
          <table:table-cell office:value-type="float" office:value="0.0028002718" calcext:value-type="float">
            <text:p>0.0028002718</text:p>
          </table:table-cell>
          <table:table-cell table:formula="of:=IF([.B1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18-22.png</text:p>
          </table:table-cell>
          <table:table-cell office:value-type="string" calcext:value-type="string">
            <text:p>healthy</text:p>
          </table:table-cell>
          <table:table-cell office:value-type="float" office:value="0.99996185" calcext:value-type="float">
            <text:p>0.99996185</text:p>
          </table:table-cell>
          <table:table-cell office:value-type="float" office:value="0.000038140475" calcext:value-type="float">
            <text:p>3.8140475E-05</text:p>
          </table:table-cell>
          <table:table-cell table:formula="of:=IF([.B1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8-07.png</text:p>
          </table:table-cell>
          <table:table-cell office:value-type="string" calcext:value-type="string">
            <text:p>healthy</text:p>
          </table:table-cell>
          <table:table-cell office:value-type="float" office:value="0.9997708" calcext:value-type="float">
            <text:p>0.9997708</text:p>
          </table:table-cell>
          <table:table-cell office:value-type="float" office:value="0.00022917106" calcext:value-type="float">
            <text:p>0.0002291711</text:p>
          </table:table-cell>
          <table:table-cell table:formula="of:=IF([.B1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18-35.png</text:p>
          </table:table-cell>
          <table:table-cell office:value-type="string" calcext:value-type="string">
            <text:p>healthy</text:p>
          </table:table-cell>
          <table:table-cell office:value-type="float" office:value="0.9999641" calcext:value-type="float">
            <text:p>0.9999641</text:p>
          </table:table-cell>
          <table:table-cell office:value-type="float" office:value="0.000035864683" calcext:value-type="float">
            <text:p>3.5864683E-05</text:p>
          </table:table-cell>
          <table:table-cell table:formula="of:=IF([.B2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8-14-21-11-43.png</text:p>
          </table:table-cell>
          <table:table-cell office:value-type="string" calcext:value-type="string">
            <text:p>healthy</text:p>
          </table:table-cell>
          <table:table-cell office:value-type="float" office:value="0.99908435" calcext:value-type="float">
            <text:p>0.99908435</text:p>
          </table:table-cell>
          <table:table-cell office:value-type="float" office:value="0.00091566704" calcext:value-type="float">
            <text:p>0.000915667</text:p>
          </table:table-cell>
          <table:table-cell table:formula="of:=IF([.B2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21-14.png</text:p>
          </table:table-cell>
          <table:table-cell office:value-type="string" calcext:value-type="string">
            <text:p>healthy</text:p>
          </table:table-cell>
          <table:table-cell office:value-type="float" office:value="0.99984133" calcext:value-type="float">
            <text:p>0.99984133</text:p>
          </table:table-cell>
          <table:table-cell office:value-type="float" office:value="0.00015861033" calcext:value-type="float">
            <text:p>0.0001586103</text:p>
          </table:table-cell>
          <table:table-cell table:formula="of:=IF([.B2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1-41.png</text:p>
          </table:table-cell>
          <table:table-cell office:value-type="string" calcext:value-type="string">
            <text:p>healthy</text:p>
          </table:table-cell>
          <table:table-cell office:value-type="float" office:value="0.99997604" calcext:value-type="float">
            <text:p>0.99997604</text:p>
          </table:table-cell>
          <table:table-cell office:value-type="float" office:value="0.000024013294" calcext:value-type="float">
            <text:p>2.4013294E-05</text:p>
          </table:table-cell>
          <table:table-cell table:formula="of:=IF([.B2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7-51.png</text:p>
          </table:table-cell>
          <table:table-cell office:value-type="string" calcext:value-type="string">
            <text:p>healthy</text:p>
          </table:table-cell>
          <table:table-cell office:value-type="float" office:value="0.99993896" calcext:value-type="float">
            <text:p>0.99993896</text:p>
          </table:table-cell>
          <table:table-cell office:value-type="float" office:value="0.000060980055" calcext:value-type="float">
            <text:p>6.0980055E-05</text:p>
          </table:table-cell>
          <table:table-cell table:formula="of:=IF([.B2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23-07.png</text:p>
          </table:table-cell>
          <table:table-cell office:value-type="string" calcext:value-type="string">
            <text:p>healthy</text:p>
          </table:table-cell>
          <table:table-cell office:value-type="float" office:value="0.99995446" calcext:value-type="float">
            <text:p>0.99995446</text:p>
          </table:table-cell>
          <table:table-cell office:value-type="float" office:value="0.000045552468" calcext:value-type="float">
            <text:p>4.5552468E-05</text:p>
          </table:table-cell>
          <table:table-cell table:formula="of:=IF([.B2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18-50.png</text:p>
          </table:table-cell>
          <table:table-cell office:value-type="string" calcext:value-type="string">
            <text:p>healthy</text:p>
          </table:table-cell>
          <table:table-cell office:value-type="float" office:value="0.99991155" calcext:value-type="float">
            <text:p>0.99991155</text:p>
          </table:table-cell>
          <table:table-cell office:value-type="float" office:value="0.00008842569" calcext:value-type="float">
            <text:p>8.842569E-05</text:p>
          </table:table-cell>
          <table:table-cell table:formula="of:=IF([.B2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5-19-27.png</text:p>
          </table:table-cell>
          <table:table-cell office:value-type="string" calcext:value-type="string">
            <text:p>healthy</text:p>
          </table:table-cell>
          <table:table-cell office:value-type="float" office:value="0.9999651" calcext:value-type="float">
            <text:p>0.9999651</text:p>
          </table:table-cell>
          <table:table-cell office:value-type="float" office:value="0.00003494882" calcext:value-type="float">
            <text:p>3.494882E-05</text:p>
          </table:table-cell>
          <table:table-cell table:formula="of:=IF([.B2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1-22.png</text:p>
          </table:table-cell>
          <table:table-cell office:value-type="string" calcext:value-type="string">
            <text:p>healthy</text:p>
          </table:table-cell>
          <table:table-cell office:value-type="float" office:value="0.99852294" calcext:value-type="float">
            <text:p>0.99852294</text:p>
          </table:table-cell>
          <table:table-cell office:value-type="float" office:value="0.0014771326" calcext:value-type="float">
            <text:p>0.0014771326</text:p>
          </table:table-cell>
          <table:table-cell table:formula="of:=IF([.B2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5-16.png</text:p>
          </table:table-cell>
          <table:table-cell office:value-type="string" calcext:value-type="string">
            <text:p>healthy</text:p>
          </table:table-cell>
          <table:table-cell office:value-type="float" office:value="0.9999486" calcext:value-type="float">
            <text:p>0.9999486</text:p>
          </table:table-cell>
          <table:table-cell office:value-type="float" office:value="0.00005134008" calcext:value-type="float">
            <text:p>5.134008E-05</text:p>
          </table:table-cell>
          <table:table-cell table:formula="of:=IF([.B2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9-06-12-22-14.png</text:p>
          </table:table-cell>
          <table:table-cell office:value-type="string" calcext:value-type="string">
            <text:p>healthy</text:p>
          </table:table-cell>
          <table:table-cell office:value-type="float" office:value="0.66649383" calcext:value-type="float">
            <text:p>0.66649383</text:p>
          </table:table-cell>
          <table:table-cell office:value-type="float" office:value="0.33350617" calcext:value-type="float">
            <text:p>0.33350617</text:p>
          </table:table-cell>
          <table:table-cell table:formula="of:=IF([.B3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8-14-21-04-21.png</text:p>
          </table:table-cell>
          <table:table-cell office:value-type="string" calcext:value-type="string">
            <text:p>healthy</text:p>
          </table:table-cell>
          <table:table-cell office:value-type="float" office:value="0.9999826" calcext:value-type="float">
            <text:p>0.9999826</text:p>
          </table:table-cell>
          <table:table-cell office:value-type="float" office:value="0.00001739616" calcext:value-type="float">
            <text:p>1.739616E-05</text:p>
          </table:table-cell>
          <table:table-cell table:formula="of:=IF([.B3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9-06-12-22-05.png</text:p>
          </table:table-cell>
          <table:table-cell office:value-type="string" calcext:value-type="string">
            <text:p>healthy</text:p>
          </table:table-cell>
          <table:table-cell office:value-type="float" office:value="0.99994564" calcext:value-type="float">
            <text:p>0.99994564</text:p>
          </table:table-cell>
          <table:table-cell office:value-type="float" office:value="0.000054376156" calcext:value-type="float">
            <text:p>5.4376156E-05</text:p>
          </table:table-cell>
          <table:table-cell table:formula="of:=IF([.B3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8-14-22-00-15.png</text:p>
          </table:table-cell>
          <table:table-cell office:value-type="string" calcext:value-type="string">
            <text:p>healthy</text:p>
          </table:table-cell>
          <table:table-cell office:value-type="float" office:value="0.99956745" calcext:value-type="float">
            <text:p>0.99956745</text:p>
          </table:table-cell>
          <table:table-cell office:value-type="float" office:value="0.00043256587" calcext:value-type="float">
            <text:p>0.0004325659</text:p>
          </table:table-cell>
          <table:table-cell table:formula="of:=IF([.B3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5-07.png</text:p>
          </table:table-cell>
          <table:table-cell office:value-type="string" calcext:value-type="string">
            <text:p>healthy</text:p>
          </table:table-cell>
          <table:table-cell office:value-type="float" office:value="0.99990726" calcext:value-type="float">
            <text:p>0.99990726</text:p>
          </table:table-cell>
          <table:table-cell office:value-type="float" office:value="0.00009274434" calcext:value-type="float">
            <text:p>9.274434E-05</text:p>
          </table:table-cell>
          <table:table-cell table:formula="of:=IF([.B3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8-14-21-58-10.png</text:p>
          </table:table-cell>
          <table:table-cell office:value-type="string" calcext:value-type="string">
            <text:p>healthy</text:p>
          </table:table-cell>
          <table:table-cell office:value-type="float" office:value="0.9996698" calcext:value-type="float">
            <text:p>0.9996698</text:p>
          </table:table-cell>
          <table:table-cell office:value-type="float" office:value="0.00033022417" calcext:value-type="float">
            <text:p>0.0003302242</text:p>
          </table:table-cell>
          <table:table-cell table:formula="of:=IF([.B3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6-06.png</text:p>
          </table:table-cell>
          <table:table-cell office:value-type="string" calcext:value-type="string">
            <text:p>healthy</text:p>
          </table:table-cell>
          <table:table-cell office:value-type="float" office:value="0.99993813" calcext:value-type="float">
            <text:p>0.99993813</text:p>
          </table:table-cell>
          <table:table-cell office:value-type="float" office:value="0.00006187288" calcext:value-type="float">
            <text:p>6.187288E-05</text:p>
          </table:table-cell>
          <table:table-cell table:formula="of:=IF([.B3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8-14-21-18-56.png</text:p>
          </table:table-cell>
          <table:table-cell office:value-type="string" calcext:value-type="string">
            <text:p>healthy</text:p>
          </table:table-cell>
          <table:table-cell office:value-type="float" office:value="0.96851605" calcext:value-type="float">
            <text:p>0.96851605</text:p>
          </table:table-cell>
          <table:table-cell office:value-type="float" office:value="0.031484008" calcext:value-type="float">
            <text:p>0.031484008</text:p>
          </table:table-cell>
          <table:table-cell table:formula="of:=IF([.B3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5-17-27.png</text:p>
          </table:table-cell>
          <table:table-cell office:value-type="string" calcext:value-type="string">
            <text:p>healthy</text:p>
          </table:table-cell>
          <table:table-cell office:value-type="float" office:value="0.9999765" calcext:value-type="float">
            <text:p>0.9999765</text:p>
          </table:table-cell>
          <table:table-cell office:value-type="float" office:value="0.000023509645" calcext:value-type="float">
            <text:p>2.3509645E-05</text:p>
          </table:table-cell>
          <table:table-cell table:formula="of:=IF([.B3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1-47.png</text:p>
          </table:table-cell>
          <table:table-cell office:value-type="string" calcext:value-type="string">
            <text:p>healthy</text:p>
          </table:table-cell>
          <table:table-cell office:value-type="float" office:value="0.99990404" calcext:value-type="float">
            <text:p>0.99990404</text:p>
          </table:table-cell>
          <table:table-cell office:value-type="float" office:value="0.00009596632" calcext:value-type="float">
            <text:p>9.596632E-05</text:p>
          </table:table-cell>
          <table:table-cell table:formula="of:=IF([.B3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5-17-21.png</text:p>
          </table:table-cell>
          <table:table-cell office:value-type="string" calcext:value-type="string">
            <text:p>healthy</text:p>
          </table:table-cell>
          <table:table-cell office:value-type="float" office:value="0.9999342" calcext:value-type="float">
            <text:p>0.9999342</text:p>
          </table:table-cell>
          <table:table-cell office:value-type="float" office:value="0.00006584487" calcext:value-type="float">
            <text:p>6.584487E-05</text:p>
          </table:table-cell>
          <table:table-cell table:formula="of:=IF([.B4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9-06-14-14-50.png</text:p>
          </table:table-cell>
          <table:table-cell office:value-type="string" calcext:value-type="string">
            <text:p>healthy</text:p>
          </table:table-cell>
          <table:table-cell office:value-type="float" office:value="0.9987632" calcext:value-type="float">
            <text:p>0.9987632</text:p>
          </table:table-cell>
          <table:table-cell office:value-type="float" office:value="0.0012368126" calcext:value-type="float">
            <text:p>0.0012368126</text:p>
          </table:table-cell>
          <table:table-cell table:formula="of:=IF([.B4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18-31.png</text:p>
          </table:table-cell>
          <table:table-cell office:value-type="string" calcext:value-type="string">
            <text:p>healthy</text:p>
          </table:table-cell>
          <table:table-cell office:value-type="float" office:value="0.99987066" calcext:value-type="float">
            <text:p>0.99987066</text:p>
          </table:table-cell>
          <table:table-cell office:value-type="float" office:value="0.000129308" calcext:value-type="float">
            <text:p>0.000129308</text:p>
          </table:table-cell>
          <table:table-cell table:formula="of:=IF([.B4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41-26.png</text:p>
          </table:table-cell>
          <table:table-cell office:value-type="string" calcext:value-type="string">
            <text:p>healthy</text:p>
          </table:table-cell>
          <table:table-cell office:value-type="float" office:value="0.99997604" calcext:value-type="float">
            <text:p>0.99997604</text:p>
          </table:table-cell>
          <table:table-cell office:value-type="float" office:value="0.00002399347" calcext:value-type="float">
            <text:p>2.399347E-05</text:p>
          </table:table-cell>
          <table:table-cell table:formula="of:=IF([.B4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9-23.png</text:p>
          </table:table-cell>
          <table:table-cell office:value-type="string" calcext:value-type="string">
            <text:p>healthy</text:p>
          </table:table-cell>
          <table:table-cell office:value-type="float" office:value="0.99998796" calcext:value-type="float">
            <text:p>0.99998796</text:p>
          </table:table-cell>
          <table:table-cell office:value-type="float" office:value="0.000012039522" calcext:value-type="float">
            <text:p>1.2039522E-05</text:p>
          </table:table-cell>
          <table:table-cell table:formula="of:=IF([.B4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23-57.png</text:p>
          </table:table-cell>
          <table:table-cell office:value-type="string" calcext:value-type="string">
            <text:p>healthy</text:p>
          </table:table-cell>
          <table:table-cell office:value-type="float" office:value="0.9998709" calcext:value-type="float">
            <text:p>0.9998709</text:p>
          </table:table-cell>
          <table:table-cell office:value-type="float" office:value="0.00012914017" calcext:value-type="float">
            <text:p>0.0001291402</text:p>
          </table:table-cell>
          <table:table-cell table:formula="of:=IF([.B4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43-50.png</text:p>
          </table:table-cell>
          <table:table-cell office:value-type="string" calcext:value-type="string">
            <text:p>healthy</text:p>
          </table:table-cell>
          <table:table-cell office:value-type="float" office:value="0.99997604" calcext:value-type="float">
            <text:p>0.99997604</text:p>
          </table:table-cell>
          <table:table-cell office:value-type="float" office:value="0.00002397165" calcext:value-type="float">
            <text:p>2.397165E-05</text:p>
          </table:table-cell>
          <table:table-cell table:formula="of:=IF([.B4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5-17-40.png</text:p>
          </table:table-cell>
          <table:table-cell office:value-type="string" calcext:value-type="string">
            <text:p>healthy</text:p>
          </table:table-cell>
          <table:table-cell office:value-type="float" office:value="0.99989915" calcext:value-type="float">
            <text:p>0.99989915</text:p>
          </table:table-cell>
          <table:table-cell office:value-type="float" office:value="0.0001008522" calcext:value-type="float">
            <text:p>0.0001008522</text:p>
          </table:table-cell>
          <table:table-cell table:formula="of:=IF([.B4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8-14-21-21-34.png</text:p>
          </table:table-cell>
          <table:table-cell office:value-type="string" calcext:value-type="string">
            <text:p>healthy</text:p>
          </table:table-cell>
          <table:table-cell office:value-type="float" office:value="0.97805357" calcext:value-type="float">
            <text:p>0.97805357</text:p>
          </table:table-cell>
          <table:table-cell office:value-type="float" office:value="0.021946438" calcext:value-type="float">
            <text:p>0.021946438</text:p>
          </table:table-cell>
          <table:table-cell table:formula="of:=IF([.B4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5-17-48.png</text:p>
          </table:table-cell>
          <table:table-cell office:value-type="string" calcext:value-type="string">
            <text:p>healthy</text:p>
          </table:table-cell>
          <table:table-cell office:value-type="float" office:value="0.99989367" calcext:value-type="float">
            <text:p>0.99989367</text:p>
          </table:table-cell>
          <table:table-cell office:value-type="float" office:value="0.00010630572" calcext:value-type="float">
            <text:p>0.0001063057</text:p>
          </table:table-cell>
          <table:table-cell table:formula="of:=IF([.B4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9-06-12-20-13.png</text:p>
          </table:table-cell>
          <table:table-cell office:value-type="string" calcext:value-type="string">
            <text:p>healthy</text:p>
          </table:table-cell>
          <table:table-cell office:value-type="float" office:value="0.999889" calcext:value-type="float">
            <text:p>0.999889</text:p>
          </table:table-cell>
          <table:table-cell office:value-type="float" office:value="0.00011097841" calcext:value-type="float">
            <text:p>0.0001109784</text:p>
          </table:table-cell>
          <table:table-cell table:formula="of:=IF([.B5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42-18.png</text:p>
          </table:table-cell>
          <table:table-cell office:value-type="string" calcext:value-type="string">
            <text:p>healthy</text:p>
          </table:table-cell>
          <table:table-cell office:value-type="float" office:value="0.99985254" calcext:value-type="float">
            <text:p>0.99985254</text:p>
          </table:table-cell>
          <table:table-cell office:value-type="float" office:value="0.00014748618" calcext:value-type="float">
            <text:p>0.0001474862</text:p>
          </table:table-cell>
          <table:table-cell table:formula="of:=IF([.B5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19-55.png</text:p>
          </table:table-cell>
          <table:table-cell office:value-type="string" calcext:value-type="string">
            <text:p>healthy</text:p>
          </table:table-cell>
          <table:table-cell office:value-type="float" office:value="0.99993086" calcext:value-type="float">
            <text:p>0.99993086</text:p>
          </table:table-cell>
          <table:table-cell office:value-type="float" office:value="0.00006918409" calcext:value-type="float">
            <text:p>6.918409E-05</text:p>
          </table:table-cell>
          <table:table-cell table:formula="of:=IF([.B5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5-17-36.png</text:p>
          </table:table-cell>
          <table:table-cell office:value-type="string" calcext:value-type="string">
            <text:p>healthy</text:p>
          </table:table-cell>
          <table:table-cell office:value-type="float" office:value="0.9998858" calcext:value-type="float">
            <text:p>0.9998858</text:p>
          </table:table-cell>
          <table:table-cell office:value-type="float" office:value="0.0001141522" calcext:value-type="float">
            <text:p>0.0001141522</text:p>
          </table:table-cell>
          <table:table-cell table:formula="of:=IF([.B5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8-44.png</text:p>
          </table:table-cell>
          <table:table-cell office:value-type="string" calcext:value-type="string">
            <text:p>healthy</text:p>
          </table:table-cell>
          <table:table-cell office:value-type="float" office:value="0.9999893" calcext:value-type="float">
            <text:p>0.9999893</text:p>
          </table:table-cell>
          <table:table-cell office:value-type="float" office:value="0.000010696448" calcext:value-type="float">
            <text:p>1.0696448E-05</text:p>
          </table:table-cell>
          <table:table-cell table:formula="of:=IF([.B5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6-02.png</text:p>
          </table:table-cell>
          <table:table-cell office:value-type="string" calcext:value-type="string">
            <text:p>healthy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000038994687" calcext:value-type="float">
            <text:p>3.8994687E-05</text:p>
          </table:table-cell>
          <table:table-cell table:formula="of:=IF([.B5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20-18.png</text:p>
          </table:table-cell>
          <table:table-cell office:value-type="string" calcext:value-type="string">
            <text:p>healthy</text:p>
          </table:table-cell>
          <table:table-cell office:value-type="float" office:value="0.9997763" calcext:value-type="float">
            <text:p>0.9997763</text:p>
          </table:table-cell>
          <table:table-cell office:value-type="float" office:value="0.00022364865" calcext:value-type="float">
            <text:p>0.0002236487</text:p>
          </table:table-cell>
          <table:table-cell table:formula="of:=IF([.B5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6-58.png</text:p>
          </table:table-cell>
          <table:table-cell office:value-type="string" calcext:value-type="string">
            <text:p>healthy</text:p>
          </table:table-cell>
          <table:table-cell office:value-type="float" office:value="0.99991274" calcext:value-type="float">
            <text:p>0.99991274</text:p>
          </table:table-cell>
          <table:table-cell office:value-type="float" office:value="0.00008726118" calcext:value-type="float">
            <text:p>8.726118E-05</text:p>
          </table:table-cell>
          <table:table-cell table:formula="of:=IF([.B5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0-10.png</text:p>
          </table:table-cell>
          <table:table-cell office:value-type="string" calcext:value-type="string">
            <text:p>healthy</text:p>
          </table:table-cell>
          <table:table-cell office:value-type="float" office:value="0.99997175" calcext:value-type="float">
            <text:p>0.99997175</text:p>
          </table:table-cell>
          <table:table-cell office:value-type="float" office:value="0.000028306733" calcext:value-type="float">
            <text:p>2.8306733E-05</text:p>
          </table:table-cell>
          <table:table-cell table:formula="of:=IF([.B5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38-20.png</text:p>
          </table:table-cell>
          <table:table-cell office:value-type="string" calcext:value-type="string">
            <text:p>healthy</text:p>
          </table:table-cell>
          <table:table-cell office:value-type="float" office:value="0.9999392" calcext:value-type="float">
            <text:p>0.9999392</text:p>
          </table:table-cell>
          <table:table-cell office:value-type="float" office:value="0.000060738737" calcext:value-type="float">
            <text:p>6.0738737E-05</text:p>
          </table:table-cell>
          <table:table-cell table:formula="of:=IF([.B5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8-14-21-21-29.png</text:p>
          </table:table-cell>
          <table:table-cell office:value-type="string" calcext:value-type="string">
            <text:p>healthy</text:p>
          </table:table-cell>
          <table:table-cell office:value-type="float" office:value="0.9075967" calcext:value-type="float">
            <text:p>0.9075967</text:p>
          </table:table-cell>
          <table:table-cell office:value-type="float" office:value="0.09240329" calcext:value-type="float">
            <text:p>0.09240329</text:p>
          </table:table-cell>
          <table:table-cell table:formula="of:=IF([.B6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0-22.png</text:p>
          </table:table-cell>
          <table:table-cell office:value-type="string" calcext:value-type="string">
            <text:p>healthy</text:p>
          </table:table-cell>
          <table:table-cell office:value-type="float" office:value="0.9999299" calcext:value-type="float">
            <text:p>0.9999299</text:p>
          </table:table-cell>
          <table:table-cell office:value-type="float" office:value="0.000070098955" calcext:value-type="float">
            <text:p>0.000070099</text:p>
          </table:table-cell>
          <table:table-cell table:formula="of:=IF([.B6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43-12.png</text:p>
          </table:table-cell>
          <table:table-cell office:value-type="string" calcext:value-type="string">
            <text:p>healthy</text:p>
          </table:table-cell>
          <table:table-cell office:value-type="float" office:value="0.9994435" calcext:value-type="float">
            <text:p>0.9994435</text:p>
          </table:table-cell>
          <table:table-cell office:value-type="float" office:value="0.0005565035" calcext:value-type="float">
            <text:p>0.0005565035</text:p>
          </table:table-cell>
          <table:table-cell table:formula="of:=IF([.B6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19-29.png</text:p>
          </table:table-cell>
          <table:table-cell office:value-type="string" calcext:value-type="string">
            <text:p>healthy</text:p>
          </table:table-cell>
          <table:table-cell office:value-type="float" office:value="0.9997912" calcext:value-type="float">
            <text:p>0.9997912</text:p>
          </table:table-cell>
          <table:table-cell office:value-type="float" office:value="0.00020882195" calcext:value-type="float">
            <text:p>0.000208822</text:p>
          </table:table-cell>
          <table:table-cell table:formula="of:=IF([.B6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9-06-12-21-13.png</text:p>
          </table:table-cell>
          <table:table-cell office:value-type="string" calcext:value-type="string">
            <text:p>healthy</text:p>
          </table:table-cell>
          <table:table-cell office:value-type="float" office:value="0.9878044" calcext:value-type="float">
            <text:p>0.9878044</text:p>
          </table:table-cell>
          <table:table-cell office:value-type="float" office:value="0.012195569" calcext:value-type="float">
            <text:p>0.012195569</text:p>
          </table:table-cell>
          <table:table-cell table:formula="of:=IF([.B6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3-05.png</text:p>
          </table:table-cell>
          <table:table-cell office:value-type="string" calcext:value-type="string">
            <text:p>healthy</text:p>
          </table:table-cell>
          <table:table-cell office:value-type="float" office:value="0.9998691" calcext:value-type="float">
            <text:p>0.9998691</text:p>
          </table:table-cell>
          <table:table-cell office:value-type="float" office:value="0.00013090817" calcext:value-type="float">
            <text:p>0.0001309082</text:p>
          </table:table-cell>
          <table:table-cell table:formula="of:=IF([.B6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3-50-28.png</text:p>
          </table:table-cell>
          <table:table-cell office:value-type="string" calcext:value-type="string">
            <text:p>healthy</text:p>
          </table:table-cell>
          <table:table-cell office:value-type="float" office:value="0.9996865" calcext:value-type="float">
            <text:p>0.9996865</text:p>
          </table:table-cell>
          <table:table-cell office:value-type="float" office:value="0.00031350402" calcext:value-type="float">
            <text:p>0.000313504</text:p>
          </table:table-cell>
          <table:table-cell table:formula="of:=IF([.B6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4-44-16.png</text:p>
          </table:table-cell>
          <table:table-cell office:value-type="string" calcext:value-type="string">
            <text:p>healthy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000033953474" calcext:value-type="float">
            <text:p>3.3953474E-05</text:p>
          </table:table-cell>
          <table:table-cell table:formula="of:=IF([.B6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22-41.png</text:p>
          </table:table-cell>
          <table:table-cell office:value-type="string" calcext:value-type="string">
            <text:p>healthy</text:p>
          </table:table-cell>
          <table:table-cell office:value-type="float" office:value="0.999814" calcext:value-type="float">
            <text:p>0.999814</text:p>
          </table:table-cell>
          <table:table-cell office:value-type="float" office:value="0.00018600923" calcext:value-type="float">
            <text:p>0.0001860092</text:p>
          </table:table-cell>
          <table:table-cell table:formula="of:=IF([.B6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20-05.png</text:p>
          </table:table-cell>
          <table:table-cell office:value-type="string" calcext:value-type="string">
            <text:p>healthy</text:p>
          </table:table-cell>
          <table:table-cell office:value-type="float" office:value="0.9999707" calcext:value-type="float">
            <text:p>0.9999707</text:p>
          </table:table-cell>
          <table:table-cell office:value-type="float" office:value="0.000029383129" calcext:value-type="float">
            <text:p>2.9383129E-05</text:p>
          </table:table-cell>
          <table:table-cell table:formula="of:=IF([.B6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7-24-15-17-31.png</text:p>
          </table:table-cell>
          <table:table-cell office:value-type="string" calcext:value-type="string">
            <text:p>healthy</text:p>
          </table:table-cell>
          <table:table-cell office:value-type="float" office:value="0.9999348" calcext:value-type="float">
            <text:p>0.9999348</text:p>
          </table:table-cell>
          <table:table-cell office:value-type="float" office:value="0.00006518214" calcext:value-type="float">
            <text:p>6.518214E-05</text:p>
          </table:table-cell>
          <table:table-cell table:formula="of:=IF([.B7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_PBS/OCT_Image_RE_Circle-2017-06-20-14-19-18.png</text:p>
          </table:table-cell>
          <table:table-cell office:value-type="string" calcext:value-type="string">
            <text:p>healthy</text:p>
          </table:table-cell>
          <table:table-cell office:value-type="float" office:value="0.99973017" calcext:value-type="float">
            <text:p>0.99973017</text:p>
          </table:table-cell>
          <table:table-cell office:value-type="float" office:value="0.000269783" calcext:value-type="float">
            <text:p>0.000269783</text:p>
          </table:table-cell>
          <table:table-cell table:formula="of:=IF([.B7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SUM([.E2:.E71])" office:value-type="float" office:value="70" calcext:value-type="float">
            <text:p>70</text:p>
          </table:table-cell>
          <table:table-cell table:formula="of:=[.E72]/7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09:17:43.540742072</dc:date>
    <meta:editing-duration>PT1M8S</meta:editing-duration>
    <meta:editing-cycles>1</meta:editing-cycles>
    <meta:document-statistic meta:table-count="1" meta:cell-count="356" meta:object-count="0"/>
    <meta:generator>LibreOffice/5.1.6.2$Linux_X86_64 LibreOffice_project/10m0$Build-2</meta:generator>
  </office:meta>
</office:document-meta>
</file>